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ource Serif Pro Light" svg:font-family="Source Serif Pro Light" style:font-family-generic="roman" style:font-pitch="variable" svg:panose-1="2 4 3 3 5 4 5 2 2 4"/>
    <style:font-face style:name="Georgia" svg:font-family="Georgia" style:font-family-generic="roman" style:font-pitch="variable" svg:panose-1="2 4 5 2 5 4 5 2 3 3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center"/>
      <style:text-properties style:font-name="Georgia"/>
    </style:style>
    <style:style style:name="P2" style:parent-style-name="Subtítulo" style:family="paragraph">
      <style:paragraph-properties fo:text-align="center"/>
      <style:text-properties style:font-name="Georgia"/>
    </style:style>
    <style:style style:name="P3" style:parent-style-name="Título1" style:family="paragraph">
      <style:paragraph-properties fo:margin-bottom="0.1666in" fo:line-height="107%"/>
    </style:style>
    <style:style style:name="P4" style:parent-style-name="Párrafodelista" style:family="paragraph"/>
    <style:style style:name="P5" style:parent-style-name="Párrafodelista" style:family="paragraph"/>
    <style:style style:name="P6" style:parent-style-name="Párrafodelista" style:family="paragraph"/>
    <style:style style:name="P7" style:parent-style-name="Párrafodelista" style:family="paragraph"/>
    <style:style style:name="P8" style:parent-style-name="Párrafodelista" style:family="paragraph"/>
    <style:style style:name="P9" style:parent-style-name="Párrafodelista" style:family="paragraph"/>
    <style:style style:name="P10" style:parent-style-name="Párrafodelista" style:family="paragraph"/>
    <style:style style:name="P11" style:parent-style-name="Párrafodelista" style:family="paragraph"/>
    <style:style style:name="P12" style:parent-style-name="Párrafodelista" style:family="paragraph"/>
    <style:style style:name="P13" style:parent-style-name="Párrafodelista" style:family="paragraph"/>
    <style:style style:name="P14" style:parent-style-name="Párrafodelista" style:family="paragraph"/>
    <style:style style:name="P15" style:parent-style-name="Párrafodelista" style:family="paragraph"/>
    <style:style style:name="P16" style:parent-style-name="Párrafodelista" style:family="paragraph"/>
    <style:style style:name="P17" style:parent-style-name="Párrafodelista" style:family="paragraph"/>
    <style:style style:name="P18" style:parent-style-name="Párrafodelista" style:family="paragraph"/>
  </office:automatic-styles>
  <office:body>
    <office:text text:use-soft-page-breaks="true">
      <text:p text:style-name="P1">Sigebo</text:p>
      <text:p text:style-name="P2">Aplicación web para la Gestión integral en Bodegas</text:p>
      <text:h text:style-name="P3" text:outline-level="1">Historias de usuario</text:h>
      <text:p text:style-name="Normal">A continuacuón se muestra la lista de historias de usuario en orden de prioridad:</text:p>
      <text:list text:style-name="LFO2" text:continue-numbering="true">
        <text:list-item>
          <text:p text:style-name="P4">Iniciar sesión de usuario</text:p>
        </text:list-item>
        <text:list-item>
          <text:p text:style-name="P5">Cerrar sesión de usuario</text:p>
        </text:list-item>
        <text:list-item>
          <text:p text:style-name="P6">Crear cuenta</text:p>
        </text:list-item>
        <text:list-item>
          <text:p text:style-name="P7">Registrar nueva bodega</text:p>
        </text:list-item>
        <text:list-item>
          <text:p text:style-name="P8">Configuración inicial</text:p>
          <text:list text:continue-numbering="true">
            <text:list-item>
              <text:p text:style-name="P9">Añadir depósitos</text:p>
            </text:list-item>
            <text:list-item>
              <text:p text:style-name="P10">Añadir lotes de vino</text:p>
            </text:list-item>
          </text:list>
        </text:list-item>
        <text:list-item>
          <text:p text:style-name="P11">Añadir depósito</text:p>
        </text:list-item>
        <text:list-item>
          <text:p text:style-name="P12">Eliminar depósito</text:p>
        </text:list-item>
        <text:list-item>
          <text:p text:style-name="P13">Registrar entrada de mosto</text:p>
        </text:list-item>
        <text:list-item>
          <text:p text:style-name="P14">Registrar salida de vino</text:p>
        </text:list-item>
        <text:list-item>
          <text:p text:style-name="P15">Registrar acción unitaria: corrección de acidez, grado alcohólico</text:p>
        </text:list-item>
        <text:list-item>
          <text:p text:style-name="P16">Registrar trasiego</text:p>
        </text:list-item>
        <text:list-item>
          <text:p text:style-name="P17">Historial de acciones por lote de vino</text:p>
        </text:list-item>
        <text:list-item>
          <text:p text:style-name="P18">Añadir depósito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ource Serif Pro Light" svg:font-family="Source Serif Pro Light" style:font-family-generic="roman" style:font-pitch="variable" svg:panose-1="2 4 3 3 5 4 5 2 2 4"/>
    <style:font-face style:name="Georgia" svg:font-family="Georgia" style:font-family-generic="roman" style:font-pitch="variable" svg:panose-1="2 4 5 2 5 4 5 2 3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Code" style:display-name="Code" style:family="paragraph" style:parent-style-name="Normal">
      <style:text-properties style:font-name="Source Serif Pro Light" fo:font-weight="bold" style:font-weight-asian="bold" fo:font-style="italic" style:font-style-asian="italic" style:font-style-complex="italic" fo:color="#1F4E79" fo:hyphenate="false"/>
    </style:style>
    <style:style style:name="Subtítulo" style:display-name="Subtítulo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ítuloCar" style:display-name="Subtítulo Car" style:family="text" style:parent-style-name="Fuentedepárrafopredeter.">
      <style:text-properties style:font-name-asian="Times New Roman" fo:color="#5A5A5A" fo:letter-spacing="0.0104in"/>
    </style:style>
    <style:style style:name="Título" style:display-name="Título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list-style style:name="Listanumeradaincremental" style:display-name="Lista numerada incremental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DRÉS CARDENAL ANTÓN</meta:initial-creator>
    <dc:creator>ANDRÉS CARDENAL ANTÓN</dc:creator>
    <meta:creation-date>2024-09-27T08:34:00Z</meta:creation-date>
    <dc:date>2025-05-07T17:47:00Z</dc:date>
    <meta:template xlink:href="Normal.dotm" xlink:type="simple"/>
    <meta:editing-cycles>2</meta:editing-cycles>
    <meta:editing-duration>PT359400S</meta:editing-duration>
    <meta:document-statistic meta:page-count="1" meta:paragraph-count="1" meta:word-count="82" meta:character-count="533" meta:row-count="3" meta:non-whitespace-character-count="452"/>
  </office:meta>
</office:document-meta>
</file>